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7b73" officeooo:paragraph-rsid="00007b73"/>
    </style:style>
    <style:style style:name="P2" style:family="paragraph" style:parent-style-name="Standard">
      <style:text-properties officeooo:paragraph-rsid="00007b73"/>
    </style:style>
    <style:style style:name="P3" style:family="paragraph" style:parent-style-name="Standard">
      <style:text-properties fo:font-weight="bold" officeooo:rsid="0000da48" officeooo:paragraph-rsid="0000da48" style:font-weight-asian="bold" style:font-weight-complex="bold"/>
    </style:style>
    <style:style style:name="T1" style:family="text">
      <style:text-properties officeooo:rsid="00007b7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cláusula WHERE puede contener uno o más operadores OR</text:p>
      <text:p text:style-name="P1"/>
      <text:p text:style-name="P1">El operador OR se usa para filtrar registros basados en más de una condición, como si queremos devolver todos los clientes de Alemania, pero también los españoles.</text:p>
      <text:p text:style-name="P1"/>
      <text:p text:style-name="P2"><text:span text:style-name="T1">Por ejemplo:<text:line-break/><text:line-break/>Selecciona todos los clientes de Alemania o España:<text:line-break/><text:line-break/></text:span>SELECT *<text:line-break/>FROM Customers<text:line-break/>WHERE Country = 'Germany' OR Country = 'Spain'; </text:p>
      <text:p text:style-name="P2"/>
      <text:p text:style-name="P2"/>
      <text:p text:style-name="P3">SINTAXIS</text:p>
      <text:p text:style-name="P3"/>
      <text:p text:style-name="P3"><text:span text:style-name="T2">SELECT </text:span><text:span text:style-name="Emphasis"><text:span text:style-name="T2">column1</text:span></text:span><text:span text:style-name="T2">,</text:span><text:span text:style-name="Emphasis"><text:span text:style-name="T2"> column2, ...</text:span></text:span><text:span text:style-name="T2"><text:line-break/>FROM </text:span><text:span text:style-name="Emphasis"><text:span text:style-name="T2">table_name</text:span></text:span><text:span text:style-name="T2"><text:line-break/>WHERE </text:span><text:span text:style-name="Emphasis"><text:span text:style-name="T2">condition1</text:span></text:span><text:span text:style-name="T2"> OR </text:span><text:span text:style-name="Emphasis"><text:span text:style-name="T2">condition2</text:span></text:span><text:span text:style-name="T2"> OR </text:span><text:span text:style-name="Emphasis"><text:span text:style-name="T2">condition3 ...</text:span></text:span><text:span text:style-name="T2">; </text:span></text:p>
      <text:p text:style-name="P3"><text:span text:style-name="T2"/></text:p>
      <text:p text:style-name="P3">AL MENOS SE DEBE CUMPLIR UNA CONDICION</text:p>
      <text:p text:style-name="P3"><text:span text:style-name="T2"/></text:p>
      <text:p text:style-name="P3"><text:span text:style-name="T2">Statement que selecciona todos los campos de Clientes donde, o la ciudad es Berlin, o el CustomerName empieza por G, o el país es Norway:</text:span></text:p>
      <text:p text:style-name="P3"><text:span text:style-name="T2"/></text:p>
      <text:p text:style-name="P3"><text:span text:style-name="T2"/></text:p>
      <text:p text:style-name="P3"><text:span text:style-name="T2">SELECT * FROM Customers<text:line-break/>WHERE City = 'Berlin' OR CustomerName LIKE 'G%' OR Country = 'Norway';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3:11:03.602000000</meta:creation-date>
    <dc:date>2024-02-22T13:24:13.702000000</dc:date>
    <meta:editing-duration>PT13M9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121" meta:character-count="731" meta:non-whitespace-character-count="613"/>
  </office:meta>
</office:document-meta>
</file>